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f75c" officeooo:paragraph-rsid="0004f75c"/>
    </style:style>
    <style:style style:name="P2" style:family="paragraph" style:parent-style-name="Standard">
      <style:text-properties fo:language="en" fo:country="US" officeooo:rsid="00068633" officeooo:paragraph-rsid="00068633"/>
    </style:style>
    <style:style style:name="P3" style:family="paragraph" style:parent-style-name="Standard">
      <style:text-properties fo:language="en" fo:country="US" officeooo:rsid="0009ec1b" officeooo:paragraph-rsid="00068633"/>
    </style:style>
    <style:style style:name="T1" style:family="text">
      <style:text-properties officeooo:rsid="00068633"/>
    </style:style>
    <style:style style:name="T2" style:family="text">
      <style:text-properties officeooo:rsid="0007a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 anchor woman told us that the self-driving cars could replace 1,000,000 drivers.</text:p>
      <text:p text:style-name="P1">The self-driving is a pilot test program that is tested in Pittsburgh, in the US.</text:p>
      <text:p text:style-name="P1">She interviews Scott Stein, a senior executive for Uber.</text:p>
      <text:p text:style-name="P1">He explains how the program works: <text:span text:style-name="T1">The users have to go on the app, then they ask a taxi, but they don’t know if it will be a driver or a self-driving car. If it is one, the ride will be free by the end of the month.</text:span></text:p>
      <text:p text:style-name="P2">Now there is a driver who checks if the ride goes well.</text:p>
      <text:p text:style-name="P2">Then the anchor woman asks why Uber chose the <text:span text:style-name="T2">city of Pittsburgh. Scott answered that it is due to the fact that many robotic engineers come from there and Google experts as well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8:22.537000000</meta:creation-date>
    <dc:date>2018-10-01T15:37:05.107000000</dc:date>
    <meta:editing-duration>PT8M21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6" meta:word-count="130" meta:character-count="671" meta:non-whitespace-character-count="547"/>
  </office:meta>
</office:document-meta>
</file>